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3b0a" officeooo:paragraph-rsid="00093b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s to learn code</text:p>
      <text:p text:style-name="P1"/>
      <text:p text:style-name="P1">Perseverance, hard work → you’ll study and think you don’t learn but you learn everytime you study, even if you don’t see results</text:p>
      <text:p text:style-name="P1"/>
      <text:p text:style-name="P1">You must learn programming patterns, the languages are important for sure, but the most important is to know basic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21:08:06.933065683</meta:creation-date>
    <meta:editing-duration>PT28S</meta:editing-duration>
    <meta:editing-cycles>2</meta:editing-cycles>
    <meta:generator>LibreOffice/7.3.7.2$Linux_X86_64 LibreOffice_project/30$Build-2</meta:generator>
    <dc:date>2023-10-09T21:08:32.947241419</dc:date>
    <meta:document-statistic meta:table-count="0" meta:image-count="0" meta:object-count="0" meta:page-count="1" meta:paragraph-count="3" meta:word-count="46" meta:character-count="262" meta:non-whitespace-character-count="219"/>
  </office:meta>
</office:document-meta>
</file>